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9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662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>
            <text:p>Part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In Stock</text:p>
          </table:table-cell>
          <table:table-cell table:style-name="ce1" office:value-type="string">
            <text:p>Supplier A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Cost</text:p>
          </table:table-cell>
          <table:table-cell table:style-name="ce1"/>
          <table:table-cell table:style-name="ce1" office:value-type="string">
            <text:p>Supplier B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Cost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ATMega88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>
            <text:p>XBee <text:s/>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>
            <text:p>F-Buchse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Reichelt</text:p>
          </table:table-cell>
          <table:table-cell office:value-type="string">
            <text:p>FB EPG</text:p>
          </table:table-cell>
          <table:table-cell office:value-type="float" office:value="0.5">
            <text:p>0.5</text:p>
          </table:table-cell>
          <table:table-cell table:number-columns-repeated="1018"/>
        </table:table-row>
        <table:table-row table:style-name="ro2">
          <table:table-cell office:value-type="string">
            <text:p>74LS138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>
            <text:p>74LS14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ichelt</text:p>
          </table:table-cell>
          <table:table-cell office:value-type="string">
            <text:p>CD4532B - SMD 4532</text:p>
          </table:table-cell>
          <table:table-cell office:value-type="float" office:value="0.38">
            <text:p>0.38</text:p>
          </table:table-cell>
          <table:table-cell table:number-columns-repeated="1018"/>
        </table:table-row>
        <table:table-row table:style-name="ro2">
          <table:table-cell office:value-type="string">
            <text:p>9V Battery Clip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>
            <text:p>LDO 5V 1A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Digikey</text:p>
          </table:table-cell>
          <table:table-cell office:value-type="string">
            <text:p>AP1117E50GDITR-ND</text:p>
          </table:table-cell>
          <table:table-cell table:number-columns-repeated="1019"/>
        </table:table-row>
        <table:table-row table:style-name="ro1">
          <table:table-cell office:value-type="string">
            <text:p>LDO 3.3V 0.25A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Digikey</text:p>
          </table:table-cell>
          <table:table-cell office:value-type="string">
            <text:p>MCP1700T3302ETTTR-ND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2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2">22/11/2021</text:date>, <text:time>20:4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Mayze</meta:initial-creator>
    <meta:creation-date>2021-11-22T18:04:23.60</meta:creation-date>
    <dc:date>2021-11-22T20:42:53.11</dc:date>
    <dc:creator>Steve Mayze</dc:creator>
    <meta:editing-duration>PT14M14S</meta:editing-duration>
    <meta:editing-cycles>1</meta:editing-cycles>
    <meta:document-statistic meta:table-count="3" meta:cell-count="41" meta:object-count="0"/>
    <meta:generator>OpenOffice/4.1.6$Win32 OpenOffice.org_project/416m1$Build-9790</meta:generator>
  </office:meta>
</office:document-meta>
</file>